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3.191cm">
            <draw:object draw:notify-on-update-of-ranges="Sheet1.C2:Sheet1.C6 Sheet1.M1:Sheet1.M1 Sheet1.M2:Sheet1.M6 Sheet1.C2:Sheet1.C6 Sheet1.N1:Sheet1.N1 Sheet1.N2:Sheet1.N6 Sheet1.C2:Sheet1.C6 Sheet1.O1:Sheet1.O1 Sheet1.O2:Sheet1.O6 Sheet1.C2:Sheet1.C6 Sheet1.P1:Sheet1.P1 Sheet1.P2:Sheet1.P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516cm" svg:y="3.266cm">
            <draw:object draw:notify-on-update-of-ranges="Sheet1.C2:Sheet1.C6 Sheet1.M1:Sheet1.M1 Sheet1.M2:Sheet1.M6 Sheet1.C2:Sheet1.C6 Sheet1.N1:Sheet1.N1 Sheet1.N2:Sheet1.N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0.0133833408356" calcext:value-type="float">
            <text:p>0,0133833408</text:p>
          </table:table-cell>
          <table:table-cell office:value-type="float" office:value="0.232983326912" calcext:value-type="float">
            <text:p>0,2329833269</text:p>
          </table:table-cell>
          <table:table-cell office:value-type="float" office:value="0" calcext:value-type="float">
            <text:p>0</text:p>
          </table:table-cell>
          <table:table-cell office:value-type="float" office:value="0.00561499722799" calcext:value-type="float">
            <text:p>0,0056149972</text:p>
          </table:table-cell>
          <table:table-cell office:value-type="float" office:value="19.25" calcext:value-type="float">
            <text:p>19,25</text:p>
          </table:table-cell>
          <table:table-cell office:value-type="float" office:value="25.25" calcext:value-type="float">
            <text:p>25,25</text:p>
          </table:table-cell>
          <table:table-cell office:value-type="float" office:value="117.273" calcext:value-type="float">
            <text:p>117,273</text:p>
          </table:table-cell>
          <table:table-cell office:value-type="float" office:value="302.398333333" calcext:value-type="float">
            <text:p>302,398333333</text:p>
          </table:table-cell>
          <table:table-cell office:value-type="float" office:value="26.8250833333" calcext:value-type="float">
            <text:p>26,8250833333</text:p>
          </table:table-cell>
          <table:table-cell office:value-type="float" office:value="31.5566666667" calcext:value-type="float">
            <text:p>31,5566666667</text:p>
          </table:table-cell>
          <table:table-cell office:value-type="float" office:value="176.943058333" calcext:value-type="float">
            <text:p>176,943058333</text:p>
          </table:table-cell>
          <table:table-cell office:value-type="float" office:value="557.722329255" calcext:value-type="float">
            <text:p>557,722329255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0.0934166709582" calcext:value-type="float">
            <text:p>0,093416671</text:p>
          </table:table-cell>
          <table:table-cell office:value-type="float" office:value="0.996766662598" calcext:value-type="float">
            <text:p>0,9967666626</text:p>
          </table:table-cell>
          <table:table-cell office:value-type="float" office:value="0" calcext:value-type="float">
            <text:p>0</text:p>
          </table:table-cell>
          <table:table-cell office:value-type="float" office:value="0.0185841637452" calcext:value-type="float">
            <text:p>0,0185841637</text:p>
          </table:table-cell>
          <table:table-cell office:value-type="float" office:value="37.2" calcext:value-type="float">
            <text:p>37,2</text:p>
          </table:table-cell>
          <table:table-cell office:value-type="float" office:value="42.0666666667" calcext:value-type="float">
            <text:p>42,0666666667</text:p>
          </table:table-cell>
          <table:table-cell office:value-type="float" office:value="362.069" calcext:value-type="float">
            <text:p>362,069</text:p>
          </table:table-cell>
          <table:table-cell office:value-type="float" office:value="1179.10466667" calcext:value-type="float">
            <text:p>1179,10466667</text:p>
          </table:table-cell>
          <table:table-cell office:value-type="float" office:value="50.68725" calcext:value-type="float">
            <text:p>50,68725</text:p>
          </table:table-cell>
          <table:table-cell office:value-type="float" office:value="56.6861666667" calcext:value-type="float">
            <text:p>56,6861666667</text:p>
          </table:table-cell>
          <table:table-cell office:value-type="float" office:value="556.910570833" calcext:value-type="float">
            <text:p>556,910570833</text:p>
          </table:table-cell>
          <table:table-cell office:value-type="float" office:value="2255.64199204" calcext:value-type="float">
            <text:p>2255,64199204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30" calcext:value-type="float">
            <text:p>30</text:p>
          </table:table-cell>
          <table:table-cell office:value-type="float" office:value="0.410066660245" calcext:value-type="float">
            <text:p>0,4100666602</text:p>
          </table:table-cell>
          <table:table-cell office:value-type="float" office:value="5.73076667786" calcext:value-type="float">
            <text:p>5,7307666779</text:p>
          </table:table-cell>
          <table:table-cell office:value-type="float" office:value="0" calcext:value-type="float">
            <text:p>0</text:p>
          </table:table-cell>
          <table:table-cell office:value-type="float" office:value="0.0442324980895" calcext:value-type="float">
            <text:p>0,0442324981</text:p>
          </table:table-cell>
          <table:table-cell office:value-type="float" office:value="57.0666666667" calcext:value-type="float">
            <text:p>57,0666666667</text:p>
          </table:table-cell>
          <table:table-cell office:value-type="float" office:value="61.7" calcext:value-type="float">
            <text:p>61,7</text:p>
          </table:table-cell>
          <table:table-cell office:value-type="float" office:value="784.934" calcext:value-type="float">
            <text:p>784,934</text:p>
          </table:table-cell>
          <table:table-cell office:value-type="float" office:value="2801.5505" calcext:value-type="float">
            <text:p>2801,5505</text:p>
          </table:table-cell>
          <table:table-cell office:value-type="float" office:value="77.3098333333" calcext:value-type="float">
            <text:p>77,3098333333</text:p>
          </table:table-cell>
          <table:table-cell office:value-type="float" office:value="82.4231666667" calcext:value-type="float">
            <text:p>82,4231666667</text:p>
          </table:table-cell>
          <table:table-cell office:value-type="float" office:value="1211.921225" calcext:value-type="float">
            <text:p>1211,921225</text:p>
          </table:table-cell>
          <table:table-cell office:value-type="float" office:value="5400.06883059" calcext:value-type="float">
            <text:p>5400,06883059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40" calcext:value-type="float">
            <text:p>40</text:p>
          </table:table-cell>
          <table:table-cell office:value-type="float" office:value="1.00430003007" calcext:value-type="float">
            <text:p>1,0043000301</text:p>
          </table:table-cell>
          <table:table-cell office:value-type="float" office:value="11.4402833343" calcext:value-type="float">
            <text:p>11,4402833343</text:p>
          </table:table-cell>
          <table:table-cell office:value-type="float" office:value="0" calcext:value-type="float">
            <text:p>0</text:p>
          </table:table-cell>
          <table:table-cell office:value-type="float" office:value="0.079987998724" calcext:value-type="float">
            <text:p>0,0799879987</text:p>
          </table:table-cell>
          <table:table-cell office:value-type="float" office:value="72.1" calcext:value-type="float">
            <text:p>72,1</text:p>
          </table:table-cell>
          <table:table-cell office:value-type="float" office:value="74.2666666667" calcext:value-type="float">
            <text:p>74,2666666667</text:p>
          </table:table-cell>
          <table:table-cell office:value-type="float" office:value="1164.99666667" calcext:value-type="float">
            <text:p>1164,99666667</text:p>
          </table:table-cell>
          <table:table-cell office:value-type="float" office:value="5035.03033333" calcext:value-type="float">
            <text:p>5035,03033333</text:p>
          </table:table-cell>
          <table:table-cell office:value-type="float" office:value="97.124" calcext:value-type="float">
            <text:p>97,124</text:p>
          </table:table-cell>
          <table:table-cell office:value-type="float" office:value="101.552833333" calcext:value-type="float">
            <text:p>101,552833333</text:p>
          </table:table-cell>
          <table:table-cell office:value-type="float" office:value="1800.200485" calcext:value-type="float">
            <text:p>1800,200485</text:p>
          </table:table-cell>
          <table:table-cell office:value-type="float" office:value="9730.28188495" calcext:value-type="float">
            <text:p>9730,2818849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2.87065000534" calcext:value-type="float">
            <text:p>2,8706500053</text:p>
          </table:table-cell>
          <table:table-cell office:value-type="float" office:value="39.3449499846" calcext:value-type="float">
            <text:p>39,3449499846</text:p>
          </table:table-cell>
          <table:table-cell office:value-type="float" office:value="0" calcext:value-type="float">
            <text:p>0</text:p>
          </table:table-cell>
          <table:table-cell office:value-type="float" office:value="0.12808566606" calcext:value-type="float">
            <text:p>0,1280856661</text:p>
          </table:table-cell>
          <table:table-cell office:value-type="float" office:value="92.8666666667" calcext:value-type="float">
            <text:p>92,8666666667</text:p>
          </table:table-cell>
          <table:table-cell office:value-type="float" office:value="96.6833333333" calcext:value-type="float">
            <text:p>96,6833333333</text:p>
          </table:table-cell>
          <table:table-cell office:value-type="float" office:value="1484.448" calcext:value-type="float">
            <text:p>1484,448</text:p>
          </table:table-cell>
          <table:table-cell office:value-type="float" office:value="7832.70833333" calcext:value-type="float">
            <text:p>7832,70833333</text:p>
          </table:table-cell>
          <table:table-cell office:value-type="float" office:value="125.083666667" calcext:value-type="float">
            <text:p>125,083666667</text:p>
          </table:table-cell>
          <table:table-cell office:value-type="float" office:value="131.663" calcext:value-type="float">
            <text:p>131,663</text:p>
          </table:table-cell>
          <table:table-cell office:value-type="float" office:value="2296.348145" calcext:value-type="float">
            <text:p>2296,348145</text:p>
          </table:table-cell>
          <table:table-cell office:value-type="float" office:value="15297.0006934" calcext:value-type="float">
            <text:p>15297,00069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.00.0000</text:date>, <text:time style:data-style-name="N2" text:time-value="09:51:19.9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31T09:51:45.441000000</dc:date>
    <meta:generator>LibreOffice/4.2.6.3$Windows_x86 LibreOffice_project/3fd416d4c6db7d3204c17ce57a1d70f6e531ee21</meta:generator>
    <meta:editing-duration>PT1M31S</meta:editing-duration>
    <meta:editing-cycles>6</meta:editing-cycles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5.773cm" svg:y="1.275cm" chart:style-name="ch3">
          <text:p>lavirint, seerange=rows/4</text:p>
        </chart:subtitle>
        <chart:legend chart:legend-position="end" svg:x="12.275cm" svg:y="3.454cm" style:legend-expansion="high" chart:style-name="ch4"/>
        <chart:plot-area chart:style-name="ch5" table:cell-range-address="Sheet1.C2:Sheet1.C6 Sheet1.M1:Sheet1.P6" chart:data-source-has-labels="row" svg:x="1.331cm" svg:y="2.318cm" svg:width="10.304cm" svg:height="5.521cm">
          <chartooo:coordinate-region svg:x="2.508cm" svg:y="2.517cm" svg:width="8.662cm" svg:height="4.675cm"/>
          <chart:axis chart:dimension="x" chart:name="primary-x" chart:style-name="ch6">
            <chart:title svg:x="5.791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series chart:style-name="ch12" chart:values-cell-range-address="Sheet1.O2:Sheet1.O6" chart:label-cell-address="Sheet1.O1:Sheet1.O1" chart:class="chart:scatter">
            <chart:data-point chart:repeated="5"/>
          </chart:series>
          <chart:series chart:style-name="ch13" chart:values-cell-range-address="Sheet1.P2:Sheet1.P6" chart:label-cell-address="Sheet1.P1:Sheet1.P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  <table:table-cell office:value-type="string">
                <text:p>random potraga</text:p>
                <draw:g>
                  <svg:desc>Sheet1.O1:Sheet1.O1</svg:desc>
                </draw:g>
              </table:table-cell>
              <table:table-cell office:value-type="string">
                <text:p>random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6.8250833333">
                <text:p>26.8250833333</text:p>
                <draw:g>
                  <svg:desc>Sheet1.M2:Sheet1.M6</svg:desc>
                </draw:g>
              </table:table-cell>
              <table:table-cell office:value-type="float" office:value="31.5566666667">
                <text:p>31.5566666667</text:p>
                <draw:g>
                  <svg:desc>Sheet1.N2:Sheet1.N6</svg:desc>
                </draw:g>
              </table:table-cell>
              <table:table-cell office:value-type="float" office:value="176.943058333">
                <text:p>176.943058333</text:p>
                <draw:g>
                  <svg:desc>Sheet1.O2:Sheet1.O6</svg:desc>
                </draw:g>
              </table:table-cell>
              <table:table-cell office:value-type="float" office:value="557.722329255">
                <text:p>557.722329255</text:p>
                <draw:g>
                  <svg:desc>Sheet1.P2:Sheet1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0.68725">
                <text:p>50.68725</text:p>
              </table:table-cell>
              <table:table-cell office:value-type="float" office:value="56.6861666667">
                <text:p>56.6861666667</text:p>
              </table:table-cell>
              <table:table-cell office:value-type="float" office:value="556.910570833">
                <text:p>556.910570833</text:p>
              </table:table-cell>
              <table:table-cell office:value-type="float" office:value="2255.64199204">
                <text:p>2255.64199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7.3098333333">
                <text:p>77.3098333333</text:p>
              </table:table-cell>
              <table:table-cell office:value-type="float" office:value="82.4231666667">
                <text:p>82.4231666667</text:p>
              </table:table-cell>
              <table:table-cell office:value-type="float" office:value="1211.921225">
                <text:p>1211.921225</text:p>
              </table:table-cell>
              <table:table-cell office:value-type="float" office:value="5400.06883059">
                <text:p>5400.06883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97.124">
                <text:p>97.124</text:p>
              </table:table-cell>
              <table:table-cell office:value-type="float" office:value="101.552833333">
                <text:p>101.552833333</text:p>
              </table:table-cell>
              <table:table-cell office:value-type="float" office:value="1800.200485">
                <text:p>1800.200485</text:p>
              </table:table-cell>
              <table:table-cell office:value-type="float" office:value="9730.28188495">
                <text:p>9730.28188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5.083666667">
                <text:p>125.083666667</text:p>
              </table:table-cell>
              <table:table-cell office:value-type="float" office:value="131.663">
                <text:p>131.663</text:p>
              </table:table-cell>
              <table:table-cell office:value-type="float" office:value="2296.348145">
                <text:p>2296.348145</text:p>
              </table:table-cell>
              <table:table-cell office:value-type="float" office:value="15297.0006934">
                <text:p>15297.0006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5.773cm" svg:y="1.275cm" chart:style-name="ch3">
          <text:p>lavirint, seerange=rows/4</text:p>
        </chart:subtitle>
        <chart:legend chart:legend-position="end" svg:x="13.518cm" svg:y="3.952cm" style:legend-expansion="high" chart:style-name="ch4"/>
        <chart:plot-area chart:style-name="ch5" table:cell-range-address="Sheet1.C2:Sheet1.C6 Sheet1.M1:Sheet1.N6" chart:data-source-has-labels="row" svg:x="1.331cm" svg:y="2.318cm" svg:width="11.547cm" svg:height="5.521cm">
          <chartooo:coordinate-region svg:x="2.138cm" svg:y="2.518cm" svg:width="10.275cm" svg:height="4.674cm"/>
          <chart:axis chart:dimension="x" chart:name="primary-x" chart:style-name="ch6">
            <chart:title svg:x="6.412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6.8250833333">
                <text:p>26.8250833333</text:p>
                <draw:g>
                  <svg:desc>Sheet1.M2:Sheet1.M6</svg:desc>
                </draw:g>
              </table:table-cell>
              <table:table-cell office:value-type="float" office:value="31.5566666667">
                <text:p>31.5566666667</text:p>
                <draw:g>
                  <svg:desc>Sheet1.N2:Sheet1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0.68725">
                <text:p>50.68725</text:p>
              </table:table-cell>
              <table:table-cell office:value-type="float" office:value="56.6861666667">
                <text:p>56.6861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7.3098333333">
                <text:p>77.3098333333</text:p>
              </table:table-cell>
              <table:table-cell office:value-type="float" office:value="82.4231666667">
                <text:p>82.4231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97.124">
                <text:p>97.124</text:p>
              </table:table-cell>
              <table:table-cell office:value-type="float" office:value="101.552833333">
                <text:p>101.5528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5.083666667">
                <text:p>125.083666667</text:p>
              </table:table-cell>
              <table:table-cell office:value-type="float" office:value="131.663">
                <text:p>131.6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